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standard">
      <style:graphic-properties draw:stroke="solid" draw:stroke-dash="Ultrafine_20_2_20_Dots_20_3_20_Dashes" svg:stroke-width="0.106cm" draw:marker-start-width="0.359cm" draw:marker-end-width="0.359cm" draw:fill="solid" draw:fill-color="#cfe7f5" draw:textarea-horizontal-align="justify" draw:textarea-vertical-align="top" draw:auto-grow-height="false" fo:min-height="4.114cm" fo:min-width="6.462cm" fo:padding-top="0.178cm" fo:padding-bottom="0.178cm" fo:padding-left="0.303cm" fo:padding-right="0.303cm"/>
    </style:style>
    <style:style style:name="gr2" style:family="graphic" style:parent-style-name="standard">
      <style:graphic-properties draw:stroke="dash" draw:stroke-dash="Fine_20_Dashed" svg:stroke-width="0.053cm" svg:stroke-color="#3465a4" draw:marker-start-width="0.279cm" draw:marker-end-width="0.279cm" draw:fill-color="#00cccc" draw:textarea-horizontal-align="justify" draw:textarea-vertical-align="middle" draw:auto-grow-height="false" fo:min-height="0.944cm" fo:min-width="2.48cm" fo:padding-top="0.151cm" fo:padding-bottom="0.151cm" fo:padding-left="0.276cm" fo:padding-right="0.276cm"/>
    </style:style>
    <style:style style:name="gr3" style:family="graphic" style:parent-style-name="standard">
      <style:graphic-properties svg:stroke-width="0.053cm" svg:stroke-color="#3465a4" draw:marker-start-width="0.279cm" draw:marker-end-width="0.279cm" draw:fill-color="#66ccff" draw:textarea-horizontal-align="justify" draw:textarea-vertical-align="middle" draw:auto-grow-height="false" fo:min-height="1.673cm" fo:min-width="5.645cm" fo:padding-top="0.151cm" fo:padding-bottom="0.151cm" fo:padding-left="0.276cm" fo:padding-right="0.276cm"/>
    </style:style>
    <style:style style:name="gr4" style:family="graphic" style:parent-style-name="standard">
      <style:graphic-properties draw:stroke="dash" draw:stroke-dash="Fine_20_Dashed" svg:stroke-width="0.053cm" svg:stroke-color="#3465a4" draw:marker-start-width="0.279cm" draw:marker-end-width="0.279cm" draw:fill-color="#ffcc00" draw:textarea-horizontal-align="justify" draw:textarea-vertical-align="middle" draw:auto-grow-height="false" fo:min-height="0.139cm" fo:min-width="1.594cm" fo:padding-top="0.151cm" fo:padding-bottom="0.151cm" fo:padding-left="0.276cm" fo:padding-right="0.276cm"/>
    </style:style>
    <style:style style:name="gr5" style:family="graphic" style:parent-style-name="objectwithoutfill">
      <style:graphic-properties svg:stroke-width="0.053cm" svg:stroke-color="#3465a4" draw:marker-start-width="0.279cm" draw:marker-end-width="0.279cm" draw:fill="none" draw:textarea-vertical-align="middle" fo:padding-top="0.151cm" fo:padding-bottom="0.151cm" fo:padding-left="0.276cm" fo:padding-right="0.276cm"/>
    </style:style>
    <style:style style:name="gr6" style:family="graphic" style:parent-style-name="standard">
      <style:graphic-properties draw:stroke="none" draw:fill="none" draw:textarea-vertical-align="middle" fo:min-height="1.274cm"/>
    </style:style>
    <style:style style:name="gr7" style:family="graphic" style:parent-style-name="standard">
      <style:graphic-properties svg:stroke-width="0.035cm" svg:stroke-color="#009933" draw:marker-start-width="0.252cm" draw:marker-end-width="0.252cm" draw:fill-color="#cfe7f5" draw:textarea-horizontal-align="justify" draw:textarea-vertical-align="middle" draw:auto-grow-height="false" fo:min-height="3.791cm" fo:min-width="2.662cm" fo:padding-top="0.142cm" fo:padding-bottom="0.142cm" fo:padding-left="0.267cm" fo:padding-right="0.267cm"/>
    </style:style>
    <style:style style:name="gr8" style:family="graphic" style:parent-style-name="standard">
      <style:graphic-properties draw:stroke="solid" draw:stroke-dash="Ultrafine_20_Dashed" svg:stroke-width="0.159cm" svg:stroke-color="#ff0000" draw:marker-start-width="0.438cm" draw:marker-end-width="0.438cm" draw:fill-color="#ffff99" draw:textarea-horizontal-align="justify" draw:textarea-vertical-align="middle" draw:auto-grow-height="false" fo:min-height="0.64cm" fo:min-width="0.39cm" fo:padding-top="0.204cm" fo:padding-bottom="0.204cm" fo:padding-left="0.329cm" fo:padding-right="0.329cm"/>
    </style:style>
    <style:style style:name="gr9" style:family="graphic" style:parent-style-name="standard">
      <style:graphic-properties draw:stroke="solid" draw:stroke-dash="Ultrafine_20_Dashed" svg:stroke-width="0.159cm" svg:stroke-color="#ff0000" draw:marker-start-width="0.438cm" draw:marker-end-width="0.438cm" draw:fill-color="#ffff99" draw:textarea-horizontal-align="justify" draw:textarea-vertical-align="middle" draw:auto-grow-height="false" fo:min-height="0.482cm" fo:min-width="0.232cm" fo:padding-top="0.204cm" fo:padding-bottom="0.204cm" fo:padding-left="0.329cm" fo:padding-right="0.329cm"/>
    </style:style>
    <style:style style:name="P1" style:family="paragraph">
      <loext:graphic-properties draw:fill="solid" draw:fill-color="#cfe7f5"/>
      <style:paragraph-properties fo:margin-left="0cm" fo:margin-right="0cm" fo:margin-top="0cm" fo:margin-bottom="0cm" fo:text-align="center" fo:text-indent="0cm"/>
    </style:style>
    <style:style style:name="P2" style:family="paragraph">
      <style:paragraph-properties fo:text-align="center"/>
      <style:text-properties fo:font-size="12pt" style:font-size-asian="12pt" style:font-size-complex="12pt"/>
    </style:style>
    <style:style style:name="P3" style:family="paragraph">
      <loext:graphic-properties draw:fill-color="#00cccc"/>
      <style:paragraph-properties fo:text-align="center"/>
      <style:text-properties fo:font-size="12pt" style:font-size-asian="12pt" style:font-size-complex="12pt"/>
    </style:style>
    <style:style style:name="P4" style:family="paragraph">
      <style:paragraph-properties fo:margin-left="0.4cm" fo:margin-right="0cm" fo:text-align="start" fo:text-indent="0cm"/>
    </style:style>
    <style:style style:name="P5" style:family="paragraph">
      <loext:graphic-properties draw:fill-color="#66ccff"/>
      <style:paragraph-properties fo:margin-left="0.4cm" fo:margin-right="0cm" fo:text-align="start" fo:text-indent="0cm"/>
    </style:style>
    <style:style style:name="P6" style:family="paragraph">
      <style:paragraph-properties fo:text-align="center"/>
      <style:text-properties fo:font-size="11pt" style:font-size-asian="11pt" style:font-size-complex="11pt"/>
    </style:style>
    <style:style style:name="P7" style:family="paragraph">
      <loext:graphic-properties draw:fill-color="#ffcc00"/>
      <style:paragraph-properties fo:text-align="center"/>
      <style:text-properties fo:font-size="11pt" style:font-size-asian="11pt" style:font-size-complex="11pt"/>
    </style:style>
    <style:style style:name="P8" style:family="paragraph">
      <loext:graphic-properties draw:fill="none"/>
      <style:paragraph-properties fo:text-align="center"/>
    </style:style>
    <style:style style:name="P9" style:family="paragraph">
      <style:paragraph-properties fo:margin-left="0cm" fo:margin-right="0cm" fo:margin-top="0cm" fo:margin-bottom="0cm" fo:text-align="center" fo:text-indent="0cm"/>
    </style:style>
    <style:style style:name="P10" style:family="paragraph">
      <loext:graphic-properties draw:fill="none"/>
      <style:paragraph-properties fo:margin-left="0cm" fo:margin-right="0cm" fo:margin-top="0cm" fo:margin-bottom="0cm" fo:text-align="center" fo:text-indent="0cm"/>
    </style:style>
    <style:style style:name="P11" style:family="paragraph">
      <style:paragraph-properties fo:text-align="center"/>
    </style:style>
    <style:style style:name="P12" style:family="paragraph">
      <loext:graphic-properties draw:fill-color="#cfe7f5"/>
      <style:paragraph-properties fo:text-align="center"/>
    </style:style>
    <style:style style:name="P13" style:family="paragraph">
      <loext:graphic-properties draw:fill-color="#ffff99"/>
      <style:paragraph-properties fo:text-align="center"/>
      <style:text-properties fo:font-size="28pt" fo:font-weight="bold" style:font-size-asian="28pt" style:font-weight-asian="bold" style:font-size-complex="28pt" style:font-weight-complex="bold"/>
    </style:style>
    <style:style style:name="T1" style:family="text">
      <style:text-properties fo:font-size="12pt" style:font-size-asian="12pt" style:font-size-complex="12pt"/>
    </style:style>
    <style:style style:name="T2" style:family="text">
      <style:text-properties fo:font-size="16pt" style:font-size-asian="16pt" style:font-size-complex="16pt"/>
    </style:style>
    <style:style style:name="T3" style:family="text">
      <style:text-properties fo:font-size="11pt" style:font-size-asian="11pt" style:font-size-complex="11pt"/>
    </style:style>
    <style:style style:name="T4" style:family="text">
      <style:text-properties fo:font-size="13pt" style:font-size-asian="13pt" style:font-size-complex="13pt"/>
    </style:style>
    <style:style style:name="T5" style:family="text">
      <style:text-properties fo:font-size="15pt" style:font-size-asian="15pt" style:font-size-complex="15pt"/>
    </style:style>
    <style:style style:name="T6" style:family="text">
      <style:text-properties fo:font-size="10pt" style:font-size-asian="10pt" style:font-size-complex="10pt"/>
    </style:style>
    <style:style style:name="T7" style:family="text">
      <style:text-properties fo:font-size="28pt" fo:font-weight="bold" style:font-size-asian="28pt" style:font-weight-asian="bold" style:font-size-complex="2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7.55cm" svg:height="4.952cm" svg:x="6.974cm" svg:y="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3.166cm" svg:height="1.38cm" svg:x="7.542cm" svg:y="1.325cm">
            <text:p text:style-name="P2"><text:span text:style-name="T1">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333cm" svg:height="2.111cm" svg:x="7.623cm" svg:y="3.435cm">
            <text:p text:style-name="P4"><text:span text:style-name="T2">BINDER</text:span></text:p>
            <text:p text:style-name="P4"><text:span text:style-name="T3">afb-daemon</text:span></text:p>
            <draw:enhanced-geometry svg:viewBox="0 0 21600 21600" draw:path-stretchpoint-x="10800" draw:path-stretchpoint-y="10800" draw:text-areas="?f3 ?f4 ?f5 ?f6" draw:type="round-rectangle" draw:modifiers="2400.755667506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layer="layout" svg:width="2.192cm" svg:height="0.487cm" svg:x="11.527cm" svg:y="3.598cm">
            <text:p text:style-name="P6"><text:span text:style-name="T3">BIND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layer="layout" svg:width="2.192cm" svg:height="0.487cm" svg:x="11.527cm" svg:y="4.247cm">
            <text:p text:style-name="P6"><text:span text:style-name="T3">BIND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layer="layout" svg:width="2.192cm" svg:height="0.487cm" svg:x="11.527cm" svg:y="4.897cm">
            <text:p text:style-name="P6"><text:span text:style-name="T3">BIND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8" draw:layer="layout" svg:x1="8.954cm" svg:y1="2.705cm" svg:x2="8.954cm" svg:y2="3.436cm">
            <text:p/>
          </draw:line>
          <draw:frame draw:style-name="gr6" draw:text-style-name="P10" draw:layer="layout" svg:width="2.979cm" svg:height="1.524cm" svg:x="11.037cm" svg:y="1.307cm">
            <draw:text-box>
              <text:p text:style-name="P9"><text:span text:style-name="T4">SECURITY</text:span></text:p>
              <text:p text:style-name="P9"><text:span text:style-name="T4">CONTEXT</text:span></text:p>
            </draw:text-box>
          </draw:frame>
        </draw:g>
        <draw:g>
          <draw:custom-shape draw:style-name="gr1" draw:text-style-name="P1" draw:layer="layout" svg:width="7.55cm" svg:height="4.952cm" svg:x="6.974cm" svg:y="11.9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3.166cm" svg:height="1.38cm" svg:x="7.542cm" svg:y="12.274cm">
            <text:p text:style-name="P2"><text:span text:style-name="T1">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333cm" svg:height="2.111cm" svg:x="7.623cm" svg:y="14.384cm">
            <text:p text:style-name="P4"><text:span text:style-name="T2">B</text:span><text:span text:style-name="T2">I</text:span><text:span text:style-name="T2">N</text:span><text:span text:style-name="T2">D</text:span><text:span text:style-name="T2">E</text:span><text:span text:style-name="T2">R</text:span></text:p>
            <text:p text:style-name="P4"><text:span text:style-name="T3">af</text:span><text:span text:style-name="T3">b-</text:span><text:span text:style-name="T3">da</text:span><text:span text:style-name="T3">e</text:span><text:span text:style-name="T3">m</text:span><text:span text:style-name="T3">on</text:span></text:p>
            <draw:enhanced-geometry svg:viewBox="0 0 21600 21600" draw:path-stretchpoint-x="10800" draw:path-stretchpoint-y="10800" draw:text-areas="?f3 ?f4 ?f5 ?f6" draw:type="round-rectangle" draw:modifiers="2400.755667506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layer="layout" svg:width="2.192cm" svg:height="0.487cm" svg:x="11.527cm" svg:y="14.547cm">
            <text:p text:style-name="P6"><text:span text:style-name="T3">BIND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layer="layout" svg:width="2.192cm" svg:height="0.487cm" svg:x="11.527cm" svg:y="15.196cm">
            <text:p text:style-name="P6"><text:span text:style-name="T3">BIND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layer="layout" svg:width="2.192cm" svg:height="0.487cm" svg:x="11.527cm" svg:y="15.846cm">
            <text:p text:style-name="P6"><text:span text:style-name="T3">BI</text:span><text:span text:style-name="T3">ND</text:span><text:span text:style-name="T3">IN</text:span><text:span text:style-name="T3">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8" draw:layer="layout" svg:x1="8.954cm" svg:y1="13.654cm" svg:x2="8.954cm" svg:y2="14.385cm">
            <text:p/>
          </draw:line>
          <draw:frame draw:style-name="gr6" draw:text-style-name="P10" draw:layer="layout" svg:width="2.979cm" svg:height="1.524cm" svg:x="11.037cm" svg:y="12.256cm">
            <draw:text-box>
              <text:p text:style-name="P9"><text:span text:style-name="T4">SECURITY</text:span></text:p>
              <text:p text:style-name="P9"><text:span text:style-name="T4">CONTEXT</text:span></text:p>
            </draw:text-box>
          </draw:frame>
        </draw:g>
        <draw:g>
          <draw:custom-shape draw:style-name="gr1" draw:text-style-name="P1" draw:layer="layout" svg:width="7.55cm" svg:height="4.952cm" svg:x="0.9cm" svg:y="6.4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3.166cm" svg:height="1.38cm" svg:x="1.468cm" svg:y="6.813cm">
            <text:p text:style-name="P2"><text:span text:style-name="T1">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333cm" svg:height="2.111cm" svg:x="1.549cm" svg:y="8.923cm">
            <text:p text:style-name="P4"><text:span text:style-name="T2">BINDER</text:span></text:p>
            <text:p text:style-name="P4"><text:span text:style-name="T3">afb-daemon</text:span></text:p>
            <draw:enhanced-geometry svg:viewBox="0 0 21600 21600" draw:path-stretchpoint-x="10800" draw:path-stretchpoint-y="10800" draw:text-areas="?f3 ?f4 ?f5 ?f6" draw:type="round-rectangle" draw:modifiers="2400.755667506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layer="layout" svg:width="2.192cm" svg:height="0.487cm" svg:x="5.453cm" svg:y="9.086cm">
            <text:p text:style-name="P6"><text:span text:style-name="T3">BIND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layer="layout" svg:width="2.192cm" svg:height="0.487cm" svg:x="5.453cm" svg:y="9.735cm">
            <text:p text:style-name="P6"><text:span text:style-name="T3">BIND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layer="layout" svg:width="2.192cm" svg:height="0.487cm" svg:x="5.453cm" svg:y="10.385cm">
            <text:p text:style-name="P6"><text:span text:style-name="T3">BIND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8" draw:layer="layout" svg:x1="2.88cm" svg:y1="8.193cm" svg:x2="2.88cm" svg:y2="8.924cm">
            <text:p/>
          </draw:line>
          <draw:frame draw:style-name="gr6" draw:text-style-name="P10" draw:layer="layout" svg:width="2.979cm" svg:height="1.524cm" svg:x="4.963cm" svg:y="6.795cm">
            <draw:text-box>
              <text:p text:style-name="P9"><text:span text:style-name="T4">SECURI</text:span><text:span text:style-name="T4">TY</text:span></text:p>
              <text:p text:style-name="P9"><text:span text:style-name="T4">CONTE</text:span><text:span text:style-name="T4">XT</text:span></text:p>
            </draw:text-box>
          </draw:frame>
        </draw:g>
        <draw:g>
          <draw:custom-shape draw:style-name="gr1" draw:text-style-name="P1" draw:layer="layout" svg:width="7.55cm" svg:height="4.952cm" svg:x="13.022cm" svg:y="6.4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3.166cm" svg:height="1.38cm" svg:x="13.59cm" svg:y="6.813cm">
            <text:p text:style-name="P2"><text:span text:style-name="T1">APPLIC</text:span><text:span text:style-name="T1">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333cm" svg:height="2.111cm" svg:x="13.671cm" svg:y="8.923cm">
            <text:p text:style-name="P4"><text:span text:style-name="T2">BINDER</text:span></text:p>
            <text:p text:style-name="P4"><text:span text:style-name="T3">afb-daemon</text:span></text:p>
            <draw:enhanced-geometry svg:viewBox="0 0 21600 21600" draw:path-stretchpoint-x="10800" draw:path-stretchpoint-y="10800" draw:text-areas="?f3 ?f4 ?f5 ?f6" draw:type="round-rectangle" draw:modifiers="2400.755667506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layer="layout" svg:width="2.192cm" svg:height="0.487cm" svg:x="17.575cm" svg:y="9.086cm">
            <text:p text:style-name="P6"><text:span text:style-name="T3">BIND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layer="layout" svg:width="2.192cm" svg:height="0.487cm" svg:x="17.575cm" svg:y="9.735cm">
            <text:p text:style-name="P6"><text:span text:style-name="T3">BIND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layer="layout" svg:width="2.192cm" svg:height="0.487cm" svg:x="17.575cm" svg:y="10.385cm">
            <text:p text:style-name="P6"><text:span text:style-name="T3">BI</text:span><text:span text:style-name="T3">N</text:span><text:span text:style-name="T3">DI</text:span><text:span text:style-name="T3">N</text:span><text:span text:style-name="T3">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8" draw:layer="layout" svg:x1="15.002cm" svg:y1="8.193cm" svg:x2="15.002cm" svg:y2="8.924cm">
            <text:p/>
          </draw:line>
          <draw:frame draw:style-name="gr6" draw:text-style-name="P10" draw:layer="layout" svg:width="2.979cm" svg:height="1.524cm" svg:x="17.085cm" svg:y="6.795cm">
            <draw:text-box>
              <text:p text:style-name="P9"><text:span text:style-name="T4">S</text:span><text:span text:style-name="T4">E</text:span><text:span text:style-name="T4">C</text:span><text:span text:style-name="T4">U</text:span><text:span text:style-name="T4">R</text:span><text:span text:style-name="T4">I</text:span><text:span text:style-name="T4">T</text:span><text:span text:style-name="T4">Y</text:span></text:p>
              <text:p text:style-name="P9"><text:span text:style-name="T4">C</text:span><text:span text:style-name="T4">O</text:span><text:span text:style-name="T4">N</text:span><text:span text:style-name="T4">T</text:span><text:span text:style-name="T4">E</text:span><text:span text:style-name="T4">X</text:span><text:span text:style-name="T4">T</text:span></text:p>
            </draw:text-box>
          </draw:frame>
        </draw:g>
        <draw:custom-shape draw:style-name="gr7" draw:text-style-name="P12" draw:layer="layout" svg:width="5.08cm" svg:height="6.477cm" svg:x="8.209cm" svg:y="5.726cm">
          <text:p text:style-name="P11"><text:span text:style-name="T5">inter</text:span></text:p>
          <text:p text:style-name="P11"><text:span text:style-name="T5">connection</text:span></text:p>
          <text:p text:style-name="P11"><text:span text:style-name="T6"/></text:p>
          <text:p text:style-name="P11">dbus, ws,</text:p>
          <text:p text:style-name="P11">bus1, tls,</text:p>
          <text:p text:style-name="P11">...</text:p>
          <draw:enhanced-geometry svg:viewBox="0 0 21600 21600" draw:text-areas="?f0 ?f0 ?f4 ?f4" draw:mirror-horizontal="false" draw:mirror-vertical="false" draw:type="quad-arrow-callout" draw:modifiers="4006.94388373032 8114.87954652811 1757.12555510698 9543.31601322626"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8" draw:text-style-name="P13" draw:layer="layout" svg:width="1.778cm" svg:height="1.778cm" svg:x="10.017cm" svg:y="2.27cm">
          <text:p text:style-name="P11"><text:span text:style-name="T7">A</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13" draw:layer="layout" svg:width="1.778cm" svg:height="1.778cm" svg:x="16.113cm" svg:y="7.604cm">
          <text:p text:style-name="P11"><text:span text:style-name="T7">C</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13" draw:layer="layout" svg:width="1.778cm" svg:height="1.778cm" svg:x="3.794cm" svg:y="7.731cm">
          <text:p text:style-name="P11"><text:span text:style-name="T7">B</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13" draw:layer="layout" svg:width="1.778cm" svg:height="1.778cm" svg:x="10.017cm" svg:y="13.192cm">
          <text:p text:style-name="P11"><text:span text:style-name="T7">D</text:span></text:p>
          <draw:enhanced-geometry svg:viewBox="0 0 21600 21600" draw:glue-points="10800 0 0 10800 10800 21600 21600 10800" draw:text-areas="5400 5400 16200 16200" draw:type="diamond" draw:enhanced-path="M 10800 0 L 21600 10800 10800 21600 0 10800 1080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8.0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b </meta:initial-creator>
    <meta:creation-date>2017-06-07T14:36:42.659483364</meta:creation-date>
    <dc:date>2017-06-07T18:08:49.288200184</dc:date>
    <dc:creator>jb </dc:creator>
    <meta:editing-duration>PT3H21M51S</meta:editing-duration>
    <meta:editing-cycles>4</meta:editing-cycles>
    <meta:generator>LibreOffice/5.2.7.2$Linux_X86_64 LibreOffice_project/20$Build-2</meta:generator>
    <meta:document-statistic meta:object-count="41"/>
  </office:meta>
</office:document-meta>
</file>